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1">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3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1">00/00/0000</text:date>, <text:time style:data-style-name="N2" text:time-value="08:49:34.106198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6-01T10:53:04.291989958</dc:date>
    <meta:editing-duration>P91DT16H51M11S</meta:editing-duration>
    <meta:editing-cycles>4015</meta:editing-cycles>
    <meta:generator>LibreOffice/6.4.7.2$Linux_X86_64 LibreOffice_project/40$Build-2</meta:generator>
    <meta:document-statistic meta:table-count="3" meta:cell-count="66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